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fo:language="el" fo:country="GR" officeooo:rsid="00107bdb" officeooo:paragraph-rsid="00107bdb" style:font-size-asian="12pt" style:font-size-complex="12pt"/>
    </style:style>
    <style:style style:name="T1" style:family="text">
      <style:text-properties officeooo:rsid="00120633"/>
    </style:style>
    <style:style style:name="T2" style:family="text">
      <style:text-properties officeooo:rsid="00157d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Πρόλογος</text:p>
      <text:p text:style-name="P1"/>
      <text:p text:style-name="P1"><text:s/><text:tab/>Στην σημερινή εποχή όπου η τεχνολογία βρίσκεται σε πλήρη ανάπτυξη και σε καθημερινή χρήση για κάθε είδους εργιασίες, από δημόσιες υπηρεσίες μέχρι κινητά τηλέφωνα, το λογισμικό παίζει καθοριστικό ρόλο στην καθημερινότητα του ανρθώπου. Οι άνρθωποι χρησιμοποιούν λογισμικό σε πολλές πτυχές της ζωής τους, όπως το να συνομιλούν με τα αγαπημένα τους πρόσωπα από το κινητό, να γράφουν μιά εργασία στον υπολογιστή κτλπ. Επίσης, το λογισμικό χρησιμοποιήτ<text:span text:style-name="T1">αι</text:span> και σε κρίσιμες υποδομές όπως νοσοκομεία, <text:span text:style-name="T1">αστυνομία , πυρσβεστική. Είναι λοιπόν ξεκάθαρο πως το λογισμικό παίζει καθοριστικό ρόλο στην σωστή λειτουργία της κοινωνίας μας αλλα και των υπηρεσιών της.</text:span></text:p>
      <text:p text:style-name="P1"><text:tab/><text:span text:style-name="T1">Το λογισμικό αυτό συνήθως περιέχει αρκετά λάθη (η αλλιώς “bugs”). Τα λάθη αυτά πολλές φορές είναι ασήμαντα και οι επιπτώσεις τους μικρές. Σε όλους μας έχει τύχει να κολλήσει το κινητό μας ο υπολογιστής μας κτλπ. Όμως τι γίνεται αν από ένα λάθος του λογισμικού ο γιατρός αντί να λάβει την καρτέλα του ασθενή Α λάβει του Β και του χορηγήσει ένα φάρμακο που ίσως είναι βλαβερό για την υγεία του; Τι γίνεται αν το ασθενοφόρο λάβει λάθος διεύθυνση και δεν φτάσει στον πολίτη που έπρεπε; Αυτά είναι πιθανά λάθη του λογισμικού που δηστυχώς είναι αρκετά πιθανά να γίνουν. Υπάρχει τρόπος να αποτραπούν;</text:span></text:p>
      <text:p text:style-name="P1"><text:tab/><text:span text:style-name="T1">Κατά την διάρκεια της ανάπτυξης του λογισμικού το λογισμικό αυτό ελέγχεται για πιθανά λάθη. Ο έλεγχος αυτός διενεργείται συνήθως από μια ομάδα ανεξάρτητη απο την ομάδα που αναπτύσει το λογισμικό αυτό. Υπάρχουν διάφοροι αποτελεσματικοί τρόποι ελέγχου ενός λογισμικού (black boxing, white boxing ,Unit/Module Testing κτλπ), όμως κανένας δεν μπορεί να βρεί όλα τα λάθη ενός λογισικού διότι αυτά έχουν πολλές μορφές και κανένας τρόπος δεν βρίσκει όλων των ειδών τα λάθη, αλλά ακομά και αν μια ομάδα χρησιμοποιούσε όλους του διαθέσιμους τρόπους εκτός απο το απογορευτικό κόστος αυτής της διαδικασίας και πάλι δεν μπορούμε να είμαστε σίγουροι ότι έχουν βρεθεί όλα τα λάθη. Αυτό συμβαίνει διότι οι τρόποι όσο καλοί και να είναι εν τέλει είναι ελλειπής διότι δεν αναλύουν μαθηματικά το λογισμικό (κάτι το οποίο είναι πρακτικά αδύνατο) έτσι ώστε να υπάρξει μαθηματική απόδειξη ότι όντως έχουν βρεθεί όλα τα λάθη. Επομένως , είναι σημαντικό να διενεργηθεί έλεγχος σε ικανοποιητικό βαθμό ώστε να ικανοποιούνται οι πορδιαγραφές και οι απαιτήσεις του λογισμικού.</text:span></text:p>
      <text:p text:style-name="P1"><text:tab/><text:span text:style-name="T2">Ένας τρόπος να παραλειφθούν τα λάθη του λογισμικού είναι το N-Version Programming. Ουσιαστικά πρόκειται για 2 η παραπάνω “ισοδύναμα” λογισμικά και ένα αλγόριθμο απόφασης. Έτσι λοιπόν στην παρούσα εργασία θα προσπαθήσουμε να ορίσουμε το N-Version Programming αλλά και να αναλύσουμε την λειτουγία του και την αποτελεσματικότητα του. Επιπλέον, θα το συγκρίνουμε με τα single version softwares και θα δούμε πού μπορεί και που έχει εφαρμοστε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0:00:25.168677639</meta:creation-date>
    <dc:date>2018-05-06T18:19:11.439073435</dc:date>
    <meta:editing-duration>PT5M53S</meta:editing-duration>
    <meta:editing-cycles>2</meta:editing-cycles>
    <meta:generator>LibreOffice/5.1.6.2$Linux_X86_64 LibreOffice_project/10m0$Build-2</meta:generator>
    <meta:document-statistic meta:table-count="0" meta:image-count="0" meta:object-count="0" meta:page-count="1" meta:paragraph-count="5" meta:word-count="426" meta:character-count="2739" meta:non-whitespace-character-count="2313"/>
  </office:meta>
</office:document-meta>
</file>